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ch_succ_krea_ultkatan_khalk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Weighted</text:p>
          </table:table-cell>
          <table:table-cell office:value-type="float" office:value="11.56" calcext:value-type="float">
            <text:p>11.56</text:p>
          </table:table-cell>
          <table:table-cell office:value-type="string" calcext:value-type="string">
            <text:p>Unscaled Min</text:p>
          </table:table-cell>
          <table:table-cell office:value-type="string" calcext:value-type="string">
            <text:p>Unscaled Max</text:p>
          </table:table-cell>
          <table:table-cell office:value-type="string" calcext:value-type="string">
            <text:p>Possible?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109/91/25</text:p>
          </table:table-cell>
          <table:table-cell office:value-type="string" calcext:value-type="string">
            <text:p>Krea: 29-31</text:p>
          </table:table-cell>
          <table:table-cell/>
          <table:table-cell office:value-type="string" calcext:value-type="string">
            <text:p>28 + 1d3</text:p>
          </table:table-cell>
          <table:table-cell office:value-type="string" calcext:value-type="string">
            <text:p>(30 MHAP)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table:formula="of:=[.A2]*[.B2]" office:value-type="float" office:value="2054" calcext:value-type="float">
            <text:p>2054</text:p>
          </table:table-cell>
          <table:table-cell/>
          <table:table-cell table:formula="of:=[.A2]/[.$D$1]" office:value-type="float" office:value="88.840830449827" calcext:value-type="float">
            <text:p>88.840830449827</text:p>
          </table:table-cell>
          <table:table-cell table:formula="of:=[.E2]+1/[.$D$1]" office:value-type="float" office:value="88.9273356401384" calcext:value-type="float">
            <text:p>88.9273356401384</text:p>
          </table:table-cell>
          <table:table-cell table:formula="of:=IF(FLOOR([.F2]) &gt; [.E2]; 1; 0)" office:value-type="float" office:value="0" calcext:value-type="float">
            <text:p>0</text:p>
          </table:table-cell>
          <table:table-cell table:formula="of:=IF([.G2]=1; FLOOR([.F2]); 0)" office:value-type="float" office:value="0" calcext:value-type="float">
            <text:p>0</text:p>
          </table:table-cell>
          <table:table-cell/>
          <table:table-cell office:value-type="string" calcext:value-type="string">
            <text:p>Ult Katan: 8-17</text:p>
          </table:table-cell>
          <table:table-cell/>
          <table:table-cell office:value-type="string" calcext:value-type="string">
            <text:p>7 + 1d10</text:p>
          </table:table-cell>
          <table:table-cell office:value-type="string" calcext:value-type="string">
            <text:p>(12 AWAP)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table:formula="of:=[.A3]*[.B3]" office:value-type="float" office:value="1028" calcext:value-type="float">
            <text:p>1028</text:p>
          </table:table-cell>
          <table:table-cell/>
          <table:table-cell table:formula="of:=[.A3]/[.$D$1]" office:value-type="float" office:value="88.9273356401384" calcext:value-type="float">
            <text:p>88.9273356401384</text:p>
          </table:table-cell>
          <table:table-cell table:formula="of:=[.E3]+1/[.$D$1]" office:value-type="float" office:value="89.0138408304498" calcext:value-type="float">
            <text:p>89.0138408304498</text:p>
          </table:table-cell>
          <table:table-cell table:formula="of:=IF(FLOOR([.F3]) &gt; [.E3]; 1; 0)" office:value-type="float" office:value="1" calcext:value-type="float">
            <text:p>1</text:p>
          </table:table-cell>
          <table:table-cell table:formula="of:=IF([.G3]=1; FLOOR([.F3]); 0)" office:value-type="float" office:value="89" calcext:value-type="float">
            <text:p>89</text:p>
          </table:table-cell>
          <table:table-cell/>
          <table:table-cell office:value-type="string" calcext:value-type="string">
            <text:p>No offhand</text:p>
          </table:table-cell>
          <table:table-cell/>
          <table:table-cell office:value-type="string" calcext:value-type="string">
            <text:p>Witch: 1d9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formula="of:=[.A4]*[.B4]" office:value-type="float" office:value="1031" calcext:value-type="float">
            <text:p>1031</text:p>
          </table:table-cell>
          <table:table-cell/>
          <table:table-cell table:formula="of:=[.A4]/[.$D$1]" office:value-type="float" office:value="89.1868512110727" calcext:value-type="float">
            <text:p>89.1868512110727</text:p>
          </table:table-cell>
          <table:table-cell table:formula="of:=[.E4]+1/[.$D$1]" office:value-type="float" office:value="89.2733564013841" calcext:value-type="float">
            <text:p>89.2733564013841</text:p>
          </table:table-cell>
          <table:table-cell table:formula="of:=IF(FLOOR([.F4]) &gt; [.E4]; 1; 0)" office:value-type="float" office:value="0" calcext:value-type="float">
            <text:p>0</text:p>
          </table:table-cell>
          <table:table-cell table:formula="of:=IF([.G4]=1; FLOOR([.F4]); 0)" office:value-type="float" office:value="0" calcext:value-type="float">
            <text:p>0</text:p>
          </table:table-cell>
          <table:table-cell/>
          <table:table-cell office:value-type="string" calcext:value-type="string">
            <text:p>79/79/25 = 104/104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formula="of:=[.A5]*[.B5]" office:value-type="float" office:value="1040" calcext:value-type="float">
            <text:p>1040</text:p>
          </table:table-cell>
          <table:table-cell/>
          <table:table-cell table:formula="of:=[.A5]/[.$D$1]" office:value-type="float" office:value="89.9653979238754" calcext:value-type="float">
            <text:p>89.9653979238754</text:p>
          </table:table-cell>
          <table:table-cell table:formula="of:=[.E5]+1/[.$D$1]" office:value-type="float" office:value="90.0519031141868" calcext:value-type="float">
            <text:p>90.0519031141868</text:p>
          </table:table-cell>
          <table:table-cell table:formula="of:=IF(FLOOR([.F5]) &gt; [.E5]; 1; 0)" office:value-type="float" office:value="1" calcext:value-type="float">
            <text:p>1</text:p>
          </table:table-cell>
          <table:table-cell table:formula="of:=IF([.G5]=1; FLOOR([.F5]); 0)" office:value-type="float" office:value="90" calcext:value-type="float">
            <text:p>90</text:p>
          </table:table-cell>
          <table:table-cell/>
          <table:table-cell office:value-type="string" calcext:value-type="string">
            <text:p>Prime: Freeze III: 1156%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formula="of:=[.A6]*[.B6]" office:value-type="float" office:value="1041" calcext:value-type="float">
            <text:p>1041</text:p>
          </table:table-cell>
          <table:table-cell/>
          <table:table-cell table:formula="of:=[.A6]/[.$D$1]" office:value-type="float" office:value="90.0519031141868" calcext:value-type="float">
            <text:p>90.0519031141868</text:p>
          </table:table-cell>
          <table:table-cell table:formula="of:=[.E6]+1/[.$D$1]" office:value-type="float" office:value="90.1384083044983" calcext:value-type="float">
            <text:p>90.1384083044983</text:p>
          </table:table-cell>
          <table:table-cell table:formula="of:=IF(FLOOR([.F6]) &gt; [.E6]; 1; 0)" office:value-type="float" office:value="0" calcext:value-type="float">
            <text:p>0</text:p>
          </table:table-cell>
          <table:table-cell table:formula="of:=IF([.G6]=1; FLOOR([.F6]); 0)" office:value-type="float" office:value="0" calcext:value-type="float">
            <text:p>0</text:p>
          </table:table-cell>
          <table:table-cell/>
          <table:table-cell office:value-type="string" calcext:value-type="string">
            <text:p>Succ AP = (mainhand_ap - mainhand_weapon_ap + monster_ap) + character_die + 0.7*(mainhand_weapon_ap + mainhand_die) + 0.3*(awakening_weapon_ap + awakening_die)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table:formula="of:=[.A7]*[.B7]" office:value-type="float" office:value="2090" calcext:value-type="float">
            <text:p>2090</text:p>
          </table:table-cell>
          <table:table-cell/>
          <table:table-cell table:formula="of:=[.A7]/[.$D$1]" office:value-type="float" office:value="90.3979238754325" calcext:value-type="float">
            <text:p>90.3979238754325</text:p>
          </table:table-cell>
          <table:table-cell table:formula="of:=[.E7]+1/[.$D$1]" office:value-type="float" office:value="90.4844290657439" calcext:value-type="float">
            <text:p>90.4844290657439</text:p>
          </table:table-cell>
          <table:table-cell table:formula="of:=IF(FLOOR([.F7]) &gt; [.E7]; 1; 0)" office:value-type="float" office:value="0" calcext:value-type="float">
            <text:p>0</text:p>
          </table:table-cell>
          <table:table-cell table:formula="of:=IF([.G7]=1; FLOOR([.F7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table:formula="of:=[.A8]*[.B8]" office:value-type="float" office:value="1046" calcext:value-type="float">
            <text:p>1046</text:p>
          </table:table-cell>
          <table:table-cell/>
          <table:table-cell table:formula="of:=[.A8]/[.$D$1]" office:value-type="float" office:value="90.4844290657439" calcext:value-type="float">
            <text:p>90.4844290657439</text:p>
          </table:table-cell>
          <table:table-cell table:formula="of:=[.E8]+1/[.$D$1]" office:value-type="float" office:value="90.5709342560554" calcext:value-type="float">
            <text:p>90.5709342560554</text:p>
          </table:table-cell>
          <table:table-cell table:formula="of:=IF(FLOOR([.F8]) &gt; [.E8]; 1; 0)" office:value-type="float" office:value="0" calcext:value-type="float">
            <text:p>0</text:p>
          </table:table-cell>
          <table:table-cell table:formula="of:=IF([.G8]=1; FLOOR([.F8]); 0)" office:value-type="float" office:value="0" calcext:value-type="float">
            <text:p>0</text:p>
          </table:table-cell>
          <table:table-cell/>
          <table:table-cell office:value-type="string" calcext:value-type="string">
            <text:p>Succ AP = 79 + 25 + (1d9 - 5)+ 0.7*(28 + 1d3) + 0.3*(7 + 1d10)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table:formula="of:=[.A9]*[.B9]" office:value-type="float" office:value="2094" calcext:value-type="float">
            <text:p>2094</text:p>
          </table:table-cell>
          <table:table-cell/>
          <table:table-cell table:formula="of:=[.A9]/[.$D$1]" office:value-type="float" office:value="90.5709342560554" calcext:value-type="float">
            <text:p>90.5709342560554</text:p>
          </table:table-cell>
          <table:table-cell table:formula="of:=[.E9]+1/[.$D$1]" office:value-type="float" office:value="90.6574394463668" calcext:value-type="float">
            <text:p>90.6574394463668</text:p>
          </table:table-cell>
          <table:table-cell table:formula="of:=IF(FLOOR([.F9]) &gt; [.E9]; 1; 0)" office:value-type="float" office:value="0" calcext:value-type="float">
            <text:p>0</text:p>
          </table:table-cell>
          <table:table-cell table:formula="of:=IF([.G9]=1; FLOOR([.F9]); 0)" office:value-type="float" office:value="0" calcext:value-type="float">
            <text:p>0</text:p>
          </table:table-cell>
          <table:table-cell/>
          <table:table-cell office:value-type="string" calcext:value-type="string">
            <text:p>Succ AP = 99 + 19.6 + 2.1 + 1d9 + 0.7*(1d3) + 0.3*(1d10)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formula="of:=[.A10]*[.B10]" office:value-type="float" office:value="1049" calcext:value-type="float">
            <text:p>1049</text:p>
          </table:table-cell>
          <table:table-cell/>
          <table:table-cell table:formula="of:=[.A10]/[.$D$1]" office:value-type="float" office:value="90.7439446366782" calcext:value-type="float">
            <text:p>90.7439446366782</text:p>
          </table:table-cell>
          <table:table-cell table:formula="of:=[.E10]+1/[.$D$1]" office:value-type="float" office:value="90.8304498269896" calcext:value-type="float">
            <text:p>90.8304498269896</text:p>
          </table:table-cell>
          <table:table-cell table:formula="of:=IF(FLOOR([.F10]) &gt; [.E10]; 1; 0)" office:value-type="float" office:value="0" calcext:value-type="float">
            <text:p>0</text:p>
          </table:table-cell>
          <table:table-cell table:formula="of:=IF([.G10]=1; FLOOR([.F10]); 0)" office:value-type="float" office:value="0" calcext:value-type="float">
            <text:p>0</text:p>
          </table:table-cell>
          <table:table-cell/>
          <table:table-cell office:value-type="string" calcext:value-type="string">
            <text:p>Succ AP = 120.7 + 1d9 + 0.7*(1d3) + 0.3*(1d10)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table:formula="of:=[.A11]*[.B11]" office:value-type="float" office:value="3153" calcext:value-type="float">
            <text:p>3153</text:p>
          </table:table-cell>
          <table:table-cell/>
          <table:table-cell table:formula="of:=[.A11]/[.$D$1]" office:value-type="float" office:value="90.916955017301" calcext:value-type="float">
            <text:p>90.916955017301</text:p>
          </table:table-cell>
          <table:table-cell table:formula="of:=[.E11]+1/[.$D$1]" office:value-type="float" office:value="91.0034602076125" calcext:value-type="float">
            <text:p>91.0034602076125</text:p>
          </table:table-cell>
          <table:table-cell table:formula="of:=IF(FLOOR([.F11]) &gt; [.E11]; 1; 0)" office:value-type="float" office:value="1" calcext:value-type="float">
            <text:p>1</text:p>
          </table:table-cell>
          <table:table-cell table:formula="of:=IF([.G11]=1; FLOOR([.F11]); 0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formula="of:=[.A12]*[.B12]" office:value-type="float" office:value="1053" calcext:value-type="float">
            <text:p>1053</text:p>
          </table:table-cell>
          <table:table-cell/>
          <table:table-cell table:formula="of:=[.A12]/[.$D$1]" office:value-type="float" office:value="91.0899653979239" calcext:value-type="float">
            <text:p>91.0899653979239</text:p>
          </table:table-cell>
          <table:table-cell table:formula="of:=[.E12]+1/[.$D$1]" office:value-type="float" office:value="91.1764705882353" calcext:value-type="float">
            <text:p>91.1764705882353</text:p>
          </table:table-cell>
          <table:table-cell table:formula="of:=IF(FLOOR([.F12]) &gt; [.E12]; 1; 0)" office:value-type="float" office:value="0" calcext:value-type="float">
            <text:p>0</text:p>
          </table:table-cell>
          <table:table-cell table:formula="of:=IF([.G12]=1; FLOOR([.F12]); 0)" office:value-type="float" office:value="0" calcext:value-type="float">
            <text:p>0</text:p>
          </table:table-cell>
          <table:table-cell/>
          <table:table-cell office:value-type="string" calcext:value-type="string">
            <text:p>Min Roll = 120.7 + 1 + 0.7 + 0.3 = 122.7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" calcext:value-type="float">
            <text:p>3</text:p>
          </table:table-cell>
          <table:table-cell table:formula="of:=[.A13]*[.B13]" office:value-type="float" office:value="3162" calcext:value-type="float">
            <text:p>3162</text:p>
          </table:table-cell>
          <table:table-cell/>
          <table:table-cell table:formula="of:=[.A13]/[.$D$1]" office:value-type="float" office:value="91.1764705882353" calcext:value-type="float">
            <text:p>91.1764705882353</text:p>
          </table:table-cell>
          <table:table-cell table:formula="of:=[.E13]+1/[.$D$1]" office:value-type="float" office:value="91.2629757785467" calcext:value-type="float">
            <text:p>91.2629757785467</text:p>
          </table:table-cell>
          <table:table-cell table:formula="of:=IF(FLOOR([.F13]) &gt; [.E13]; 1; 0)" office:value-type="float" office:value="0" calcext:value-type="float">
            <text:p>0</text:p>
          </table:table-cell>
          <table:table-cell table:formula="of:=IF([.G13]=1; FLOOR([.F13]); 0)" office:value-type="float" office:value="0" calcext:value-type="float">
            <text:p>0</text:p>
          </table:table-cell>
          <table:table-cell/>
          <table:table-cell office:value-type="string" calcext:value-type="string">
            <text:p>122.7-35 = 87.7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formula="of:=[.A14]*[.B14]" office:value-type="float" office:value="1055" calcext:value-type="float">
            <text:p>1055</text:p>
          </table:table-cell>
          <table:table-cell/>
          <table:table-cell table:formula="of:=[.A14]/[.$D$1]" office:value-type="float" office:value="91.2629757785467" calcext:value-type="float">
            <text:p>91.2629757785467</text:p>
          </table:table-cell>
          <table:table-cell table:formula="of:=[.E14]+1/[.$D$1]" office:value-type="float" office:value="91.3494809688581" calcext:value-type="float">
            <text:p>91.3494809688581</text:p>
          </table:table-cell>
          <table:table-cell table:formula="of:=IF(FLOOR([.F14]) &gt; [.E14]; 1; 0)" office:value-type="float" office:value="0" calcext:value-type="float">
            <text:p>0</text:p>
          </table:table-cell>
          <table:table-cell table:formula="of:=IF([.G14]=1; FLOOR([.F14]); 0)" office:value-type="float" office:value="0" calcext:value-type="float">
            <text:p>0</text:p>
          </table:table-cell>
          <table:table-cell/>
          <table:table-cell office:value-type="string" calcext:value-type="string">
            <text:p>89.7*11.56 = 1013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table:formula="of:=[.A15]*[.B15]" office:value-type="float" office:value="1056" calcext:value-type="float">
            <text:p>1056</text:p>
          </table:table-cell>
          <table:table-cell/>
          <table:table-cell table:formula="of:=[.A15]/[.$D$1]" office:value-type="float" office:value="91.3494809688581" calcext:value-type="float">
            <text:p>91.3494809688581</text:p>
          </table:table-cell>
          <table:table-cell table:formula="of:=[.E15]+1/[.$D$1]" office:value-type="float" office:value="91.4359861591695" calcext:value-type="float">
            <text:p>91.4359861591695</text:p>
          </table:table-cell>
          <table:table-cell table:formula="of:=IF(FLOOR([.F15]) &gt; [.E15]; 1; 0)" office:value-type="float" office:value="0" calcext:value-type="float">
            <text:p>0</text:p>
          </table:table-cell>
          <table:table-cell table:formula="of:=IF([.G15]=1; FLOOR([.F15]); 0)" office:value-type="float" office:value="0" calcext:value-type="float">
            <text:p>0</text:p>
          </table:table-cell>
          <table:table-cell/>
          <table:table-cell office:value-type="string" calcext:value-type="string">
            <text:p>Actual = 88.9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formula="of:=[.A16]*[.B16]" office:value-type="float" office:value="1057" calcext:value-type="float">
            <text:p>1057</text:p>
          </table:table-cell>
          <table:table-cell/>
          <table:table-cell table:formula="of:=[.A16]/[.$D$1]" office:value-type="float" office:value="91.4359861591695" calcext:value-type="float">
            <text:p>91.4359861591695</text:p>
          </table:table-cell>
          <table:table-cell table:formula="of:=[.E16]+1/[.$D$1]" office:value-type="float" office:value="91.522491349481" calcext:value-type="float">
            <text:p>91.522491349481</text:p>
          </table:table-cell>
          <table:table-cell table:formula="of:=IF(FLOOR([.F16]) &gt; [.E16]; 1; 0)" office:value-type="float" office:value="0" calcext:value-type="float">
            <text:p>0</text:p>
          </table:table-cell>
          <table:table-cell table:formula="of:=IF([.G16]=1; FLOOR([.F16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table:formula="of:=[.A17]*[.B17]" office:value-type="float" office:value="2120" calcext:value-type="float">
            <text:p>2120</text:p>
          </table:table-cell>
          <table:table-cell/>
          <table:table-cell table:formula="of:=[.A17]/[.$D$1]" office:value-type="float" office:value="91.6955017301038" calcext:value-type="float">
            <text:p>91.6955017301038</text:p>
          </table:table-cell>
          <table:table-cell table:formula="of:=[.E17]+1/[.$D$1]" office:value-type="float" office:value="91.7820069204152" calcext:value-type="float">
            <text:p>91.7820069204152</text:p>
          </table:table-cell>
          <table:table-cell table:formula="of:=IF(FLOOR([.F17]) &gt; [.E17]; 1; 0)" office:value-type="float" office:value="0" calcext:value-type="float">
            <text:p>0</text:p>
          </table:table-cell>
          <table:table-cell table:formula="of:=IF([.G17]=1; FLOOR([.F17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formula="of:=[.A18]*[.B18]" office:value-type="float" office:value="1062" calcext:value-type="float">
            <text:p>1062</text:p>
          </table:table-cell>
          <table:table-cell/>
          <table:table-cell table:formula="of:=[.A18]/[.$D$1]" office:value-type="float" office:value="91.8685121107266" calcext:value-type="float">
            <text:p>91.8685121107266</text:p>
          </table:table-cell>
          <table:table-cell table:formula="of:=[.E18]+1/[.$D$1]" office:value-type="float" office:value="91.9550173010381" calcext:value-type="float">
            <text:p>91.9550173010381</text:p>
          </table:table-cell>
          <table:table-cell table:formula="of:=IF(FLOOR([.F18]) &gt; [.E18]; 1; 0)" office:value-type="float" office:value="0" calcext:value-type="float">
            <text:p>0</text:p>
          </table:table-cell>
          <table:table-cell table:formula="of:=IF([.G18]=1; FLOOR([.F18]); 0)" office:value-type="float" office:value="0" calcext:value-type="float">
            <text:p>0</text:p>
          </table:table-cell>
          <table:table-cell/>
          <table:table-cell office:value-type="string" calcext:value-type="string">
            <text:p>Max Roll = 120.7 + 9 + 0.7*3 + 0.3*10 = 134.8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formula="of:=[.A19]*[.B19]" office:value-type="float" office:value="1063" calcext:value-type="float">
            <text:p>1063</text:p>
          </table:table-cell>
          <table:table-cell/>
          <table:table-cell table:formula="of:=[.A19]/[.$D$1]" office:value-type="float" office:value="91.9550173010381" calcext:value-type="float">
            <text:p>91.9550173010381</text:p>
          </table:table-cell>
          <table:table-cell table:formula="of:=[.E19]+1/[.$D$1]" office:value-type="float" office:value="92.0415224913495" calcext:value-type="float">
            <text:p>92.0415224913495</text:p>
          </table:table-cell>
          <table:table-cell table:formula="of:=IF(FLOOR([.F19]) &gt; [.E19]; 1; 0)" office:value-type="float" office:value="1" calcext:value-type="float">
            <text:p>1</text:p>
          </table:table-cell>
          <table:table-cell table:formula="of:=IF([.G19]=1; FLOOR([.F19]); 0)" office:value-type="float" office:value="92" calcext:value-type="float">
            <text:p>92</text:p>
          </table:table-cell>
          <table:table-cell/>
          <table:table-cell office:value-type="string" calcext:value-type="string">
            <text:p>134.8 - 35 = 99.8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formula="of:=[.A20]*[.B20]" office:value-type="float" office:value="1065" calcext:value-type="float">
            <text:p>1065</text:p>
          </table:table-cell>
          <table:table-cell/>
          <table:table-cell table:formula="of:=[.A20]/[.$D$1]" office:value-type="float" office:value="92.1280276816609" calcext:value-type="float">
            <text:p>92.1280276816609</text:p>
          </table:table-cell>
          <table:table-cell table:formula="of:=[.E20]+1/[.$D$1]" office:value-type="float" office:value="92.2145328719723" calcext:value-type="float">
            <text:p>92.2145328719723</text:p>
          </table:table-cell>
          <table:table-cell table:formula="of:=IF(FLOOR([.F20]) &gt; [.E20]; 1; 0)" office:value-type="float" office:value="0" calcext:value-type="float">
            <text:p>0</text:p>
          </table:table-cell>
          <table:table-cell table:formula="of:=IF([.G20]=1; FLOOR([.F20]); 0)" office:value-type="float" office:value="0" calcext:value-type="float">
            <text:p>0</text:p>
          </table:table-cell>
          <table:table-cell/>
          <table:table-cell office:value-type="string" calcext:value-type="string">
            <text:p>Actual = 99.1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table:formula="of:=[.A21]*[.B21]" office:value-type="float" office:value="1070" calcext:value-type="float">
            <text:p>1070</text:p>
          </table:table-cell>
          <table:table-cell/>
          <table:table-cell table:formula="of:=[.A21]/[.$D$1]" office:value-type="float" office:value="92.560553633218" calcext:value-type="float">
            <text:p>92.560553633218</text:p>
          </table:table-cell>
          <table:table-cell table:formula="of:=[.E21]+1/[.$D$1]" office:value-type="float" office:value="92.6470588235294" calcext:value-type="float">
            <text:p>92.6470588235294</text:p>
          </table:table-cell>
          <table:table-cell table:formula="of:=IF(FLOOR([.F21]) &gt; [.E21]; 1; 0)" office:value-type="float" office:value="0" calcext:value-type="float">
            <text:p>0</text:p>
          </table:table-cell>
          <table:table-cell table:formula="of:=IF([.G21]=1; FLOOR([.F21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table:formula="of:=[.A22]*[.B22]" office:value-type="float" office:value="2146" calcext:value-type="float">
            <text:p>2146</text:p>
          </table:table-cell>
          <table:table-cell/>
          <table:table-cell table:formula="of:=[.A22]/[.$D$1]" office:value-type="float" office:value="92.8200692041523" calcext:value-type="float">
            <text:p>92.8200692041523</text:p>
          </table:table-cell>
          <table:table-cell table:formula="of:=[.E22]+1/[.$D$1]" office:value-type="float" office:value="92.9065743944637" calcext:value-type="float">
            <text:p>92.9065743944637</text:p>
          </table:table-cell>
          <table:table-cell table:formula="of:=IF(FLOOR([.F22]) &gt; [.E22]; 1; 0)" office:value-type="float" office:value="0" calcext:value-type="float">
            <text:p>0</text:p>
          </table:table-cell>
          <table:table-cell table:formula="of:=IF([.G22]=1; FLOOR([.F22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formula="of:=[.A23]*[.B23]" office:value-type="float" office:value="1076" calcext:value-type="float">
            <text:p>1076</text:p>
          </table:table-cell>
          <table:table-cell/>
          <table:table-cell table:formula="of:=[.A23]/[.$D$1]" office:value-type="float" office:value="93.0795847750865" calcext:value-type="float">
            <text:p>93.0795847750865</text:p>
          </table:table-cell>
          <table:table-cell table:formula="of:=[.E23]+1/[.$D$1]" office:value-type="float" office:value="93.1660899653979" calcext:value-type="float">
            <text:p>93.1660899653979</text:p>
          </table:table-cell>
          <table:table-cell table:formula="of:=IF(FLOOR([.F23]) &gt; [.E23]; 1; 0)" office:value-type="float" office:value="0" calcext:value-type="float">
            <text:p>0</text:p>
          </table:table-cell>
          <table:table-cell table:formula="of:=IF([.G23]=1; FLOOR([.F23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table:formula="of:=[.A24]*[.B24]" office:value-type="float" office:value="2160" calcext:value-type="float">
            <text:p>2160</text:p>
          </table:table-cell>
          <table:table-cell/>
          <table:table-cell table:formula="of:=[.A24]/[.$D$1]" office:value-type="float" office:value="93.4256055363322" calcext:value-type="float">
            <text:p>93.4256055363322</text:p>
          </table:table-cell>
          <table:table-cell table:formula="of:=[.E24]+1/[.$D$1]" office:value-type="float" office:value="93.5121107266436" calcext:value-type="float">
            <text:p>93.5121107266436</text:p>
          </table:table-cell>
          <table:table-cell table:formula="of:=IF(FLOOR([.F24]) &gt; [.E24]; 1; 0)" office:value-type="float" office:value="0" calcext:value-type="float">
            <text:p>0</text:p>
          </table:table-cell>
          <table:table-cell table:formula="of:=IF([.G24]=1; FLOOR([.F24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table:formula="of:=[.A25]*[.B25]" office:value-type="float" office:value="1082" calcext:value-type="float">
            <text:p>1082</text:p>
          </table:table-cell>
          <table:table-cell/>
          <table:table-cell table:formula="of:=[.A25]/[.$D$1]" office:value-type="float" office:value="93.598615916955" calcext:value-type="float">
            <text:p>93.598615916955</text:p>
          </table:table-cell>
          <table:table-cell table:formula="of:=[.E25]+1/[.$D$1]" office:value-type="float" office:value="93.6851211072664" calcext:value-type="float">
            <text:p>93.6851211072664</text:p>
          </table:table-cell>
          <table:table-cell table:formula="of:=IF(FLOOR([.F25]) &gt; [.E25]; 1; 0)" office:value-type="float" office:value="0" calcext:value-type="float">
            <text:p>0</text:p>
          </table:table-cell>
          <table:table-cell table:formula="of:=IF([.G25]=1; FLOOR([.F25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  <table:table-cell table:formula="of:=[.A26]*[.B26]" office:value-type="float" office:value="2166" calcext:value-type="float">
            <text:p>2166</text:p>
          </table:table-cell>
          <table:table-cell/>
          <table:table-cell table:formula="of:=[.A26]/[.$D$1]" office:value-type="float" office:value="93.6851211072664" calcext:value-type="float">
            <text:p>93.6851211072664</text:p>
          </table:table-cell>
          <table:table-cell table:formula="of:=[.E26]+1/[.$D$1]" office:value-type="float" office:value="93.7716262975778" calcext:value-type="float">
            <text:p>93.7716262975778</text:p>
          </table:table-cell>
          <table:table-cell table:formula="of:=IF(FLOOR([.F26]) &gt; [.E26]; 1; 0)" office:value-type="float" office:value="0" calcext:value-type="float">
            <text:p>0</text:p>
          </table:table-cell>
          <table:table-cell table:formula="of:=IF([.G26]=1; FLOOR([.F26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formula="of:=[.A27]*[.B27]" office:value-type="float" office:value="1085" calcext:value-type="float">
            <text:p>1085</text:p>
          </table:table-cell>
          <table:table-cell/>
          <table:table-cell table:formula="of:=[.A27]/[.$D$1]" office:value-type="float" office:value="93.8581314878893" calcext:value-type="float">
            <text:p>93.8581314878893</text:p>
          </table:table-cell>
          <table:table-cell table:formula="of:=[.E27]+1/[.$D$1]" office:value-type="float" office:value="93.9446366782007" calcext:value-type="float">
            <text:p>93.9446366782007</text:p>
          </table:table-cell>
          <table:table-cell table:formula="of:=IF(FLOOR([.F27]) &gt; [.E27]; 1; 0)" office:value-type="float" office:value="0" calcext:value-type="float">
            <text:p>0</text:p>
          </table:table-cell>
          <table:table-cell table:formula="of:=IF([.G27]=1; FLOOR([.F27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table:formula="of:=[.A28]*[.B28]" office:value-type="float" office:value="2172" calcext:value-type="float">
            <text:p>2172</text:p>
          </table:table-cell>
          <table:table-cell/>
          <table:table-cell table:formula="of:=[.A28]/[.$D$1]" office:value-type="float" office:value="93.9446366782007" calcext:value-type="float">
            <text:p>93.9446366782007</text:p>
          </table:table-cell>
          <table:table-cell table:formula="of:=[.E28]+1/[.$D$1]" office:value-type="float" office:value="94.0311418685121" calcext:value-type="float">
            <text:p>94.0311418685121</text:p>
          </table:table-cell>
          <table:table-cell table:formula="of:=IF(FLOOR([.F28]) &gt; [.E28]; 1; 0)" office:value-type="float" office:value="1" calcext:value-type="float">
            <text:p>1</text:p>
          </table:table-cell>
          <table:table-cell table:formula="of:=IF([.G28]=1; FLOOR([.F28]); 0)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formula="of:=[.A29]*[.B29]" office:value-type="float" office:value="1087" calcext:value-type="float">
            <text:p>1087</text:p>
          </table:table-cell>
          <table:table-cell/>
          <table:table-cell table:formula="of:=[.A29]/[.$D$1]" office:value-type="float" office:value="94.0311418685121" calcext:value-type="float">
            <text:p>94.0311418685121</text:p>
          </table:table-cell>
          <table:table-cell table:formula="of:=[.E29]+1/[.$D$1]" office:value-type="float" office:value="94.1176470588235" calcext:value-type="float">
            <text:p>94.1176470588235</text:p>
          </table:table-cell>
          <table:table-cell table:formula="of:=IF(FLOOR([.F29]) &gt; [.E29]; 1; 0)" office:value-type="float" office:value="0" calcext:value-type="float">
            <text:p>0</text:p>
          </table:table-cell>
          <table:table-cell table:formula="of:=IF([.G29]=1; FLOOR([.F29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" calcext:value-type="float">
            <text:p>2</text:p>
          </table:table-cell>
          <table:table-cell table:formula="of:=[.A30]*[.B30]" office:value-type="float" office:value="2184" calcext:value-type="float">
            <text:p>2184</text:p>
          </table:table-cell>
          <table:table-cell/>
          <table:table-cell table:formula="of:=[.A30]/[.$D$1]" office:value-type="float" office:value="94.4636678200692" calcext:value-type="float">
            <text:p>94.4636678200692</text:p>
          </table:table-cell>
          <table:table-cell table:formula="of:=[.E30]+1/[.$D$1]" office:value-type="float" office:value="94.5501730103806" calcext:value-type="float">
            <text:p>94.5501730103806</text:p>
          </table:table-cell>
          <table:table-cell table:formula="of:=IF(FLOOR([.F30]) &gt; [.E30]; 1; 0)" office:value-type="float" office:value="0" calcext:value-type="float">
            <text:p>0</text:p>
          </table:table-cell>
          <table:table-cell table:formula="of:=IF([.G30]=1; FLOOR([.F30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formula="of:=[.A31]*[.B31]" office:value-type="float" office:value="1095" calcext:value-type="float">
            <text:p>1095</text:p>
          </table:table-cell>
          <table:table-cell/>
          <table:table-cell table:formula="of:=[.A31]/[.$D$1]" office:value-type="float" office:value="94.7231833910035" calcext:value-type="float">
            <text:p>94.7231833910035</text:p>
          </table:table-cell>
          <table:table-cell table:formula="of:=[.E31]+1/[.$D$1]" office:value-type="float" office:value="94.8096885813149" calcext:value-type="float">
            <text:p>94.8096885813149</text:p>
          </table:table-cell>
          <table:table-cell table:formula="of:=IF(FLOOR([.F31]) &gt; [.E31]; 1; 0)" office:value-type="float" office:value="0" calcext:value-type="float">
            <text:p>0</text:p>
          </table:table-cell>
          <table:table-cell table:formula="of:=IF([.G31]=1; FLOOR([.F31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formula="of:=[.A32]*[.B32]" office:value-type="float" office:value="1097" calcext:value-type="float">
            <text:p>1097</text:p>
          </table:table-cell>
          <table:table-cell/>
          <table:table-cell table:formula="of:=[.A32]/[.$D$1]" office:value-type="float" office:value="94.8961937716263" calcext:value-type="float">
            <text:p>94.8961937716263</text:p>
          </table:table-cell>
          <table:table-cell table:formula="of:=[.E32]+1/[.$D$1]" office:value-type="float" office:value="94.9826989619377" calcext:value-type="float">
            <text:p>94.9826989619377</text:p>
          </table:table-cell>
          <table:table-cell table:formula="of:=IF(FLOOR([.F32]) &gt; [.E32]; 1; 0)" office:value-type="float" office:value="0" calcext:value-type="float">
            <text:p>0</text:p>
          </table:table-cell>
          <table:table-cell table:formula="of:=IF([.G32]=1; FLOOR([.F32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formula="of:=[.A33]*[.B33]" office:value-type="float" office:value="1100" calcext:value-type="float">
            <text:p>1100</text:p>
          </table:table-cell>
          <table:table-cell/>
          <table:table-cell table:formula="of:=[.A33]/[.$D$1]" office:value-type="float" office:value="95.1557093425606" calcext:value-type="float">
            <text:p>95.1557093425606</text:p>
          </table:table-cell>
          <table:table-cell table:formula="of:=[.E33]+1/[.$D$1]" office:value-type="float" office:value="95.242214532872" calcext:value-type="float">
            <text:p>95.242214532872</text:p>
          </table:table-cell>
          <table:table-cell table:formula="of:=IF(FLOOR([.F33]) &gt; [.E33]; 1; 0)" office:value-type="float" office:value="0" calcext:value-type="float">
            <text:p>0</text:p>
          </table:table-cell>
          <table:table-cell table:formula="of:=IF([.G33]=1; FLOOR([.F33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table:formula="of:=[.A34]*[.B34]" office:value-type="float" office:value="2224" calcext:value-type="float">
            <text:p>2224</text:p>
          </table:table-cell>
          <table:table-cell/>
          <table:table-cell table:formula="of:=[.A34]/[.$D$1]" office:value-type="float" office:value="96.1937716262976" calcext:value-type="float">
            <text:p>96.1937716262976</text:p>
          </table:table-cell>
          <table:table-cell table:formula="of:=[.E34]+1/[.$D$1]" office:value-type="float" office:value="96.280276816609" calcext:value-type="float">
            <text:p>96.280276816609</text:p>
          </table:table-cell>
          <table:table-cell table:formula="of:=IF(FLOOR([.F34]) &gt; [.E34]; 1; 0)" office:value-type="float" office:value="0" calcext:value-type="float">
            <text:p>0</text:p>
          </table:table-cell>
          <table:table-cell table:formula="of:=IF([.G34]=1; FLOOR([.F34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formula="of:=[.A35]*[.B35]" office:value-type="float" office:value="1115" calcext:value-type="float">
            <text:p>1115</text:p>
          </table:table-cell>
          <table:table-cell/>
          <table:table-cell table:formula="of:=[.A35]/[.$D$1]" office:value-type="float" office:value="96.4532871972318" calcext:value-type="float">
            <text:p>96.4532871972318</text:p>
          </table:table-cell>
          <table:table-cell table:formula="of:=[.E35]+1/[.$D$1]" office:value-type="float" office:value="96.5397923875432" calcext:value-type="float">
            <text:p>96.5397923875432</text:p>
          </table:table-cell>
          <table:table-cell table:formula="of:=IF(FLOOR([.F35]) &gt; [.E35]; 1; 0)" office:value-type="float" office:value="0" calcext:value-type="float">
            <text:p>0</text:p>
          </table:table-cell>
          <table:table-cell table:formula="of:=IF([.G35]=1; FLOOR([.F35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table:formula="of:=[.A36]*[.B36]" office:value-type="float" office:value="1120" calcext:value-type="float">
            <text:p>1120</text:p>
          </table:table-cell>
          <table:table-cell/>
          <table:table-cell table:formula="of:=[.A36]/[.$D$1]" office:value-type="float" office:value="96.8858131487889" calcext:value-type="float">
            <text:p>96.8858131487889</text:p>
          </table:table-cell>
          <table:table-cell table:formula="of:=[.E36]+1/[.$D$1]" office:value-type="float" office:value="96.9723183391003" calcext:value-type="float">
            <text:p>96.9723183391003</text:p>
          </table:table-cell>
          <table:table-cell table:formula="of:=IF(FLOOR([.F36]) &gt; [.E36]; 1; 0)" office:value-type="float" office:value="0" calcext:value-type="float">
            <text:p>0</text:p>
          </table:table-cell>
          <table:table-cell table:formula="of:=IF([.G36]=1; FLOOR([.F36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table:formula="of:=[.A37]*[.B37]" office:value-type="float" office:value="2250" calcext:value-type="float">
            <text:p>2250</text:p>
          </table:table-cell>
          <table:table-cell/>
          <table:table-cell table:formula="of:=[.A37]/[.$D$1]" office:value-type="float" office:value="97.318339100346" calcext:value-type="float">
            <text:p>97.318339100346</text:p>
          </table:table-cell>
          <table:table-cell table:formula="of:=[.E37]+1/[.$D$1]" office:value-type="float" office:value="97.4048442906574" calcext:value-type="float">
            <text:p>97.4048442906574</text:p>
          </table:table-cell>
          <table:table-cell table:formula="of:=IF(FLOOR([.F37]) &gt; [.E37]; 1; 0)" office:value-type="float" office:value="0" calcext:value-type="float">
            <text:p>0</text:p>
          </table:table-cell>
          <table:table-cell table:formula="of:=IF([.G37]=1; FLOOR([.F37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 table:formula="of:=[.A38]*[.B38]" office:value-type="float" office:value="3390" calcext:value-type="float">
            <text:p>3390</text:p>
          </table:table-cell>
          <table:table-cell/>
          <table:table-cell table:formula="of:=[.A38]/[.$D$1]" office:value-type="float" office:value="97.7508650519031" calcext:value-type="float">
            <text:p>97.7508650519031</text:p>
          </table:table-cell>
          <table:table-cell table:formula="of:=[.E38]+1/[.$D$1]" office:value-type="float" office:value="97.8373702422145" calcext:value-type="float">
            <text:p>97.8373702422145</text:p>
          </table:table-cell>
          <table:table-cell table:formula="of:=IF(FLOOR([.F38]) &gt; [.E38]; 1; 0)" office:value-type="float" office:value="0" calcext:value-type="float">
            <text:p>0</text:p>
          </table:table-cell>
          <table:table-cell table:formula="of:=IF([.G38]=1; FLOOR([.F38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formula="of:=[.A39]*[.B39]" office:value-type="float" office:value="1135" calcext:value-type="float">
            <text:p>1135</text:p>
          </table:table-cell>
          <table:table-cell/>
          <table:table-cell table:formula="of:=[.A39]/[.$D$1]" office:value-type="float" office:value="98.1833910034602" calcext:value-type="float">
            <text:p>98.1833910034602</text:p>
          </table:table-cell>
          <table:table-cell table:formula="of:=[.E39]+1/[.$D$1]" office:value-type="float" office:value="98.2698961937716" calcext:value-type="float">
            <text:p>98.2698961937716</text:p>
          </table:table-cell>
          <table:table-cell table:formula="of:=IF(FLOOR([.F39]) &gt; [.E39]; 1; 0)" office:value-type="float" office:value="0" calcext:value-type="float">
            <text:p>0</text:p>
          </table:table-cell>
          <table:table-cell table:formula="of:=IF([.G39]=1; FLOOR([.F39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table:formula="of:=[.A40]*[.B40]" office:value-type="float" office:value="1138" calcext:value-type="float">
            <text:p>1138</text:p>
          </table:table-cell>
          <table:table-cell/>
          <table:table-cell table:formula="of:=[.A40]/[.$D$1]" office:value-type="float" office:value="98.4429065743945" calcext:value-type="float">
            <text:p>98.4429065743945</text:p>
          </table:table-cell>
          <table:table-cell table:formula="of:=[.E40]+1/[.$D$1]" office:value-type="float" office:value="98.5294117647059" calcext:value-type="float">
            <text:p>98.5294117647059</text:p>
          </table:table-cell>
          <table:table-cell table:formula="of:=IF(FLOOR([.F40]) &gt; [.E40]; 1; 0)" office:value-type="float" office:value="0" calcext:value-type="float">
            <text:p>0</text:p>
          </table:table-cell>
          <table:table-cell table:formula="of:=IF([.G40]=1; FLOOR([.F40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table:formula="of:=[.A41]*[.B41]" office:value-type="float" office:value="1142" calcext:value-type="float">
            <text:p>1142</text:p>
          </table:table-cell>
          <table:table-cell/>
          <table:table-cell table:formula="of:=[.A41]/[.$D$1]" office:value-type="float" office:value="98.7889273356401" calcext:value-type="float">
            <text:p>98.7889273356401</text:p>
          </table:table-cell>
          <table:table-cell table:formula="of:=[.E41]+1/[.$D$1]" office:value-type="float" office:value="98.8754325259516" calcext:value-type="float">
            <text:p>98.8754325259516</text:p>
          </table:table-cell>
          <table:table-cell table:formula="of:=IF(FLOOR([.F41]) &gt; [.E41]; 1; 0)" office:value-type="float" office:value="0" calcext:value-type="float">
            <text:p>0</text:p>
          </table:table-cell>
          <table:table-cell table:formula="of:=IF([.G41]=1; FLOOR([.F41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formula="of:=[.A42]*[.B42]" office:value-type="float" office:value="1143" calcext:value-type="float">
            <text:p>1143</text:p>
          </table:table-cell>
          <table:table-cell/>
          <table:table-cell table:formula="of:=[.A42]/[.$D$1]" office:value-type="float" office:value="98.8754325259516" calcext:value-type="float">
            <text:p>98.8754325259516</text:p>
          </table:table-cell>
          <table:table-cell table:formula="of:=[.E42]+1/[.$D$1]" office:value-type="float" office:value="98.961937716263" calcext:value-type="float">
            <text:p>98.961937716263</text:p>
          </table:table-cell>
          <table:table-cell table:formula="of:=IF(FLOOR([.F42]) &gt; [.E42]; 1; 0)" office:value-type="float" office:value="0" calcext:value-type="float">
            <text:p>0</text:p>
          </table:table-cell>
          <table:table-cell table:formula="of:=IF([.G42]=1; FLOOR([.F42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table:formula="of:=[.A43]*[.B43]" office:value-type="float" office:value="1145" calcext:value-type="float">
            <text:p>1145</text:p>
          </table:table-cell>
          <table:table-cell/>
          <table:table-cell table:formula="of:=[.A43]/[.$D$1]" office:value-type="float" office:value="99.0484429065744" calcext:value-type="float">
            <text:p>99.0484429065744</text:p>
          </table:table-cell>
          <table:table-cell table:formula="of:=[.E43]+1/[.$D$1]" office:value-type="float" office:value="99.1349480968858" calcext:value-type="float">
            <text:p>99.1349480968858</text:p>
          </table:table-cell>
          <table:table-cell table:formula="of:=IF(FLOOR([.F43]) &gt; [.E43]; 1; 0)" office:value-type="float" office:value="0" calcext:value-type="float">
            <text:p>0</text:p>
          </table:table-cell>
          <table:table-cell table:formula="of:=IF([.G43]=1; FLOOR([.F43])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B2:.B43])" office:value-type="float" office:value="59" calcext:value-type="float">
            <text:p>59</text:p>
          </table:table-cell>
          <table:table-cell table:formula="of:=SUM([.C2:.C43])/[.B44]" office:value-type="float" office:value="1078.66101694915" calcext:value-type="float">
            <text:p>1078.661016949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12"/>
        </table:table-row>
        <table:table-row table:style-name="ro1">
          <table:table-cell table:formula="of:=MAX([.A2:.A43])-MIN([.A2:.A43])" office:value-type="float" office:value="118" calcext:value-type="float">
            <text:p>118</text:p>
          </table:table-cell>
          <table:table-cell table:formula="of:=[.A46]/11.56" office:value-type="float" office:value="10.2076124567474" calcext:value-type="float">
            <text:p>10.207612456747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1T16:32:53.945000000</dc:date>
    <meta:editing-duration>P17DT15H46M46S</meta:editing-duration>
    <meta:editing-cycles>6</meta:editing-cycles>
    <meta:generator>LibreOffice/7.4.1.2$Windows_X86_64 LibreOffice_project/3c58a8f3a960df8bc8fd77b461821e42c061c5f0</meta:generator>
    <meta:document-statistic meta:table-count="1" meta:cell-count="329" meta:object-count="0"/>
  </office:meta>
</office:document-meta>
</file>